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5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3" draw:id="id3" draw:layer="layout" svg:width="18.2cm" svg:height="18.2cm" svg:x="0.9cm" svg:y="0.9cm">
          <text:p text:style-name="P4"><text:span text:style-name="T1">Suomen Bitcoin-yhdistys r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-142.301538887431 9560.84804951952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path draw:style-name="gr4" draw:text-style-name="P6" xml:id="id4" draw:id="id4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5" draw:id="id5">
          <draw:custom-shape draw:style-name="gr5" draw:text-style-name="P7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3:05:38.064279372</dc:date>
    <meta:editing-duration>PT4H19M55S</meta:editing-duration>
    <meta:editing-cycles>41</meta:editing-cycles>
    <meta:generator>LibreOffice/7.3.7.2$Linux_X86_64 LibreOffice_project/30$Build-2</meta:generator>
    <meta:document-statistic meta:object-count="7"/>
  </office:meta>
</office:document-meta>
</file>